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2cm" fo:min-width="4.54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ofice-presentation-title">
      <style:graphic-properties draw:auto-grow-height="true" fo:min-height="3.507cm"/>
    </style:style>
    <style:style style:name="pr2" style:family="presentation" style:parent-style-name="oofice-presentation-subtitle">
      <style:graphic-properties draw:fill-color="#ffffff" draw:auto-grow-height="true" fo:min-height="13.86cm"/>
    </style:style>
    <style:style style:name="pr3" style:family="presentation" style:parent-style-name="oofice-presentation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draw:auto-grow-height="true" fo:min-height="13.86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outline1">
      <style:graphic-properties fo:min-height="13.609cm"/>
    </style:style>
    <style:style style:name="pr9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fice-presentation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OXOOv2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vanced XML &lt;-&gt; Java mapper</text:p>
          </draw:text-box>
        </draw:frame>
        <draw:frame draw:style-name="gr1" draw:text-style-name="P1" draw:layer="layout" svg:width="4cm" svg:height="3.621cm" svg:x="12.5cm" svg:y="14cm">
          <draw:image xlink:href="../../../../../ressources/logos/idyria/logo_rd/logoRD.png" xlink:type="simple" xlink:show="embed" xlink:actuate="onLoad">
            <text:p/>
          </draw:image>
        </draw:frame>
        <draw:frame draw:style-name="gr2" draw:layer="layout" svg:width="5.042cm" svg:height="1.202cm" svg:x="0cm" svg:y="19.798cm">
          <draw:text-box>
            <text:p><text:author-name text:fixed="false">Richard Leys</text:author-name></text:p>
          </draw:text-box>
        </draw:frame>
        <draw:frame draw:style-name="gr3" draw:text-style-name="P1" draw:layer="layout" svg:width="8.5cm" svg:height="1.017cm" svg:x="9.9cm" svg:y="17.9cm">
          <draw:text-box>
            <text:p text:style-name="P1">Idyria SARL - R&amp;D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minder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onvert raw XML to Java Objects representation to allow easy navigation and creation</text:p>
              </text:list-item>
              <text:list-item>
                <text:p>&lt;MyElement version=“1.0“/&gt;</text:p>
                <text:list>
                  <text:list-item>
                    <text:p>MyElement.java </text:p>
                    <text:list>
                      <text:list-item>
                        <text:p>getVersion()</text:p>
                      </text:list-item>
                      <text:list-item>
                        <text:p>setVersion(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4cm" svg:height="3.621cm" svg:x="0.5cm" svg:y="0.5cm">
          <draw:image xlink:href="../../../../../ressources/logos/idyria/logo_rd/logoR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tandard Java&lt;-&gt;XML</text:p>
          </draw:text-box>
        </draw:frame>
        <draw:frame presentation:style-name="pr8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OXOO Concept (1)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OXOO Concept (2)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uffer Architectur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rapping / Unwrapping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– DOM Conversion <text:s/>(1)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– DOM Conversion (2)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ard Buffers – Swing Models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urther 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uffer value propagation</text:p>
              </text:list-item>
              <text:list-item>
                <text:p>Various Buffer types</text:p>
                <text:list>
                  <text:list-item>
                    <text:p>Transient Buffer (removes itself after operation)</text:p>
                  </text:list-item>
                </text:list>
              </text:list-item>
              <text:list-item>
                <text:p>Wrapping context</text:p>
                <text:list>
                  <text:list-item>
                    <text:p>Automatic Buffer insertion</text:p>
                  </text:list-item>
                  <text:list-item>
                    <text:p>Buffer configuration</text:p>
                  </text:list-item>
                </text:list>
              </text:list-item>
              <text:list-item>
                <text:p>Integration with OOXOO Data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Normal" style:font-family-generic="swiss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ofice-presentation-background" style:family="presentation">
      <style:graphic-properties draw:stroke="none" draw:fill="none" draw:fill-gradient-name="Linear_20_blue_2f_white" draw:fill-image-width="0cm" draw:fill-image-height="0cm"/>
      <style:text-properties style:letter-kerning="true"/>
    </style:style>
    <style:style style:name="oofice-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fic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ofice-presentation-outline1" style:family="presentation">
      <style:graphic-properties draw:stroke="none" draw:fill="none">
        <text:list-style style:name="oofice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ofice-presentation-outline2" style:family="presentation" style:parent-style-name="oofice-presentation-outline1">
      <style:paragraph-properties fo:margin-top="0cm" fo:margin-bottom="0.4cm"/>
      <style:text-properties fo:font-size="28pt" style:font-size-asian="28pt" style:font-size-complex="28pt"/>
    </style:style>
    <style:style style:name="oofice-presentation-outline3" style:family="presentation" style:parent-style-name="oofice-presentation-outline2">
      <style:paragraph-properties fo:margin-top="0cm" fo:margin-bottom="0.3cm"/>
      <style:text-properties fo:font-size="24pt" style:font-size-asian="24pt" style:font-size-complex="24pt"/>
    </style:style>
    <style:style style:name="oofice-presentation-outline4" style:family="presentation" style:parent-style-name="oofice-presentation-outline3">
      <style:paragraph-properties fo:margin-top="0cm" fo:margin-bottom="0.2cm"/>
      <style:text-properties fo:font-size="20pt" style:font-size-asian="20pt" style:font-size-complex="20pt"/>
    </style:style>
    <style:style style:name="oofice-presentation-outline5" style:family="presentation" style:parent-style-name="oofice-presentation-outline4">
      <style:paragraph-properties fo:margin-top="0cm" fo:margin-bottom="0.1cm"/>
      <style:text-properties fo:font-size="20pt" style:font-size-asian="20pt" style:font-size-complex="20pt"/>
    </style:style>
    <style:style style:name="oofice-presentation-outline6" style:family="presentation" style:parent-style-name="oofice-presentation-outline5">
      <style:paragraph-properties fo:margin-top="0cm" fo:margin-bottom="0.1cm"/>
      <style:text-properties fo:font-size="20pt" style:font-size-asian="20pt" style:font-size-complex="20pt"/>
    </style:style>
    <style:style style:name="oofice-presentation-outline7" style:family="presentation" style:parent-style-name="oofice-presentation-outline6">
      <style:paragraph-properties fo:margin-top="0cm" fo:margin-bottom="0.1cm"/>
      <style:text-properties fo:font-size="20pt" style:font-size-asian="20pt" style:font-size-complex="20pt"/>
    </style:style>
    <style:style style:name="oofice-presentation-outline8" style:family="presentation" style:parent-style-name="oofice-presentation-outline7">
      <style:paragraph-properties fo:margin-top="0cm" fo:margin-bottom="0.1cm"/>
      <style:text-properties fo:font-size="20pt" style:font-size-asian="20pt" style:font-size-complex="20pt"/>
    </style:style>
    <style:style style:name="oofice-presentation-outline9" style:family="presentation" style:parent-style-name="oofice-presentation-outline8">
      <style:paragraph-properties fo:margin-top="0cm" fo:margin-bottom="0.1cm"/>
      <style:text-properties fo:font-size="20pt" style:font-size-asian="20pt" style:font-size-complex="20pt"/>
    </style:style>
    <style:style style:name="oofice-presentation-subtitle" style:family="presentation">
      <style:graphic-properties draw:stroke="none" draw:fill="none" draw:textarea-vertical-align="middle">
        <text:list-style style:name="oofic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ofice-presentation-title" style:family="presentation">
      <style:graphic-properties draw:stroke="none" draw:fill="none" draw:textarea-vertical-align="middle">
        <text:list-style style:name="oofic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gradient-name="Linear_20_blue_2f_whit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oofice-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oofice-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oofice-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Richard Leys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72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78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72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78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72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78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ofice-presentation" style:page-layout-name="PM1" draw:style-name="Mdp2">
      <draw:frame presentation:style-name="oofice-presentation-title" draw:layer="backgroundobjects" svg:width="25.199cm" svg:height="3.506cm" svg:x="1.4cm" svg:y="0.837cm" presentation:class="title" presentation:placeholder="true">
        <draw:text-box/>
      </draw:frame>
      <draw:frame presentation:style-name="oofice-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oofice-presentation-title" draw:layer="backgroundobjects" svg:width="14.848cm" svg:height="11.136cm" svg:x="3.075cm" svg:y="2.257cm" presentation:class="page"/>
        <draw:frame presentation:style-name="oofice-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23H52M32S</meta:editing-duration>
    <meta:editing-cycles>17</meta:editing-cycles>
    <meta:generator>OpenOffice.org/3.2$Win32 OpenOffice.org_project/320m18$Build-9502</meta:generator>
    <dc:date>2011-02-04T15:00:58.65</dc:date>
    <dc:creator>Richard Leys</dc:creator>
    <meta:document-statistic meta:object-count="113"/>
  </office:meta>
</office:document-meta>
</file>